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 style:data-style-name="N11">
      <style:table-cell-properties fo:background-color="#ff3333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#ff6600"/>
      <style:text-properties fo:color="#ffcc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7222" calcext:value-type="percentage">
            <text:p>72.22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8" office:value-type="string" calcext:value-type="string">
            <text:p>Dow_990930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4" office:value-type="percentage" office:value="0.7066" calcext:value-type="percentage">
            <text:p>70.66%</text:p>
          </table:table-cell>
          <table:table-cell table:number-columns-repeated="2"/>
          <table:table-cell table:style-name="ce9" office:value-type="string" calcext:value-type="string">
            <text:p>randomly_Dow_130508_160824</text:p>
          </table:table-cell>
          <table:table-cell table:style-name="ce14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5" office:value-type="percentage" office:value="0.3551" calcext:value-type="percentage">
            <text:p>35.51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5" office:value-type="percentage" office:value="0.6993" calcext:value-type="percentage">
            <text:p>69.93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8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27" calcext:value-type="float">
            <text:p>27</text:p>
          </table:table-cell>
          <table:table-cell table:style-name="ce5" office:value-type="percentage" office:value="0.79" calcext:value-type="percentage">
            <text:p>79.00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/>
          <table:table-cell office:value-type="string" calcext:value-type="string">
            <text:p>0(全部沒有交易)</text:p>
          </table:table-cell>
          <table:table-cell table:style-name="ce11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1.83%/39.04% (沒有等號)</text:p>
          </table:table-cell>
          <table:table-cell table:number-columns-repeated="2"/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661" calcext:value-type="percentage">
            <text:p>56.61%</text:p>
          </table:table-cell>
          <table:table-cell table:number-columns-repeated="2"/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00/00/00</text:date>, <text:time style:data-style-name="N2" text:time-value="14:36:30.2313160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19T13:02:25.248350727</dc:date>
    <meta:editing-duration>P1DT4H9M46S</meta:editing-duration>
    <meta:editing-cycles>33</meta:editing-cycles>
    <meta:generator>LibreOffice/5.1.6.2$Linux_X86_64 LibreOffice_project/10m0$Build-2</meta:generator>
    <meta:document-statistic meta:table-count="1" meta:cell-count="189" meta:object-count="0"/>
  </office:meta>
</office:document-meta>
</file>